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609cm"/>
    </style:style>
    <style:style style:name="co6" style:family="table-column">
      <style:table-column-properties fo:break-before="auto" style:column-width="2.951cm"/>
    </style:style>
    <style:style style:name="co7" style:family="table-column">
      <style:table-column-properties fo:break-before="auto" style:column-width="6.017cm"/>
    </style:style>
    <style:style style:name="co8" style:family="table-column">
      <style:table-column-properties fo:break-before="auto" style:column-width="5.292cm"/>
    </style:style>
    <style:style style:name="co9" style:family="table-column">
      <style:table-column-properties fo:break-before="auto" style:column-width="10.825cm"/>
    </style:style>
    <style:style style:name="co10" style:family="table-column">
      <style:table-column-properties fo:break-before="auto" style:column-width="4.556cm"/>
    </style:style>
    <style:style style:name="co11" style:family="table-column">
      <style:table-column-properties fo:break-before="auto" style:column-width="4.228cm"/>
    </style:style>
    <style:style style:name="co12" style:family="table-column">
      <style:table-column-properties fo:break-before="auto" style:column-width="7.631cm"/>
    </style:style>
    <style:style style:name="co13" style:family="table-column">
      <style:table-column-properties fo:break-before="auto" style:column-width="8.685cm"/>
    </style:style>
    <style:style style:name="co14" style:family="table-column">
      <style:table-column-properties fo:break-before="auto" style:column-width="4.156cm"/>
    </style:style>
    <style:style style:name="co15" style:family="table-column">
      <style:table-column-properties fo:break-before="auto" style:column-width="3.886cm"/>
    </style:style>
    <style:style style:name="co16" style:family="table-column">
      <style:table-column-properties fo:break-before="auto" style:column-width="4.517cm"/>
    </style:style>
    <style:style style:name="co17" style:family="table-column">
      <style:table-column-properties fo:break-before="auto" style:column-width="3.842cm"/>
    </style:style>
    <style:style style:name="co18" style:family="table-column">
      <style:table-column-properties fo:break-before="auto" style:column-width="3.798cm"/>
    </style:style>
    <style:style style:name="co19" style:family="table-column">
      <style:table-column-properties fo:break-before="auto" style:column-width="5.412cm"/>
    </style:style>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1.478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371cm" fo:break-before="auto" style:use-optimal-row-height="true"/>
    </style:style>
    <style:style style:name="ro11" style:family="table-row">
      <style:table-row-properties style:row-height="2.425cm" fo:break-before="auto" style:use-optimal-row-height="true"/>
    </style:style>
    <style:style style:name="ro12" style:family="table-row">
      <style:table-row-properties style:row-height="1.951cm" fo:break-before="auto" style:use-optimal-row-height="true"/>
    </style:style>
    <style:style style:name="ro13" style:family="table-row">
      <style:table-row-properties style:row-height="2.898cm" fo:break-before="auto" style:use-optimal-row-height="true"/>
    </style:style>
    <style:style style:name="ro14" style:family="table-row">
      <style:table-row-properties style:row-height="1.446cm" fo:break-before="auto" style:use-optimal-row-height="true"/>
    </style:style>
    <style:style style:name="ro15"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2"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4"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5"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21"/>
        <table:table-column table:style-name="co9" table:default-cell-style-name="ce3"/>
        <table:table-column table:style-name="co6"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0" table:default-cell-style-name="ce3"/>
        <table:table-column table:style-name="co20" table:number-columns-repeated="4" table:default-cell-style-name="Default"/>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text:p>
          </table:table-cell>
          <table:table-cell table:style-name="ce10" office:value-type="string">
            <text:p>Include (Maria)</text:p>
          </table:table-cell>
          <table:table-cell table:style-name="ce15" office:value-type="string">
            <text:p>Suggestion</text:p>
          </table:table-cell>
          <table:table-cell table:style-name="ce17"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cell table:number-columns-repeated="4"/>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table-cell table:style-name="ce18"/>
          <table:table-cell table:style-name="ce16"/>
          <table:table-cell table:style-name="ce2" table:number-columns-repeated="1011"/>
          <table:table-cell table:number-columns-repeated="4"/>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cell table:number-columns-repeated="4"/>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cell table:number-columns-repeated="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table:table-cell table:style-name="ce18"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cell table:number-columns-repeated="4"/>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Hyl.</text:p>
          </table:table-cell>
          <table:table-cell table:style-name="ce16"/>
          <table:table-cell table:style-name="ce18"/>
          <table:table-cell table:style-name="ce16"/>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cell table:number-columns-repeated="4"/>
        </table:table-row>
        <table:table-row table:style-name="ro6">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6"/>
          <table:table-cell table:style-name="ce19"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cell table:number-columns-repeated="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cell table:number-columns-repeated="4"/>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cell table:number-columns-repeated="4"/>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cell table:number-columns-repeated="4"/>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cell table:number-columns-repeated="4"/>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cell table:number-columns-repeated="4"/>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5"/>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Hyl</text:p>
          </table:table-cell>
          <table:table-cell table:style-name="ce16"/>
          <table:table-cell table:style-name="ce18"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4"/>
        </table:table-row>
        <table:table-row table:style-name="ro7">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5"/>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5"/>
        </table:table-row>
        <table:table-row table:style-name="ro7">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Hyl?</text:p>
          </table:table-cell>
          <table:table-cell table:style-name="ce16"/>
          <table:table-cell table:style-name="ce18"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5"/>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5"/>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5"/>
        </table:table-row>
        <table:table-row table:style-name="ro5">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There is an image with only 3 Scrum teams, and 1 support team.</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4"/>
        </table:table-row>
        <table:table-row table:style-name="ro7">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4"/>
        </table:table-row>
        <table:table-row table:style-name="ro6">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2" office:value-type="string">
            <text:p>X</text:p>
          </table:table-cell>
          <table:table-cell table:style-name="ce16" office:value-type="string">
            <text:p>Tämä mukaan, sillä on transformaatio</text:p>
          </table:table-cell>
          <table:table-cell table:style-name="ce19"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5"/>
        </table:table-row>
        <table:table-row table:style-name="ro6">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9" office:value-type="string">
            <text:p>-</text:p>
          </table:table-cell>
          <table:table-cell table:style-name="ce12" office:value-type="string">
            <text:p>X?</text:p>
          </table:table-cell>
          <table:table-cell table:style-name="ce16"/>
          <table:table-cell table:style-name="ce19" office:value-type="string">
            <text:p>Include. Provides some insighe when combined with Dubinsky 2006</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5"/>
        </table:table-row>
        <table:table-row table:style-name="ro6">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9" office:value-type="string">
            <text:p>?</text:p>
          </table:table-cell>
          <table:table-cell table:style-name="ce12" office:value-type="string">
            <text:p>X</text:p>
          </table:table-cell>
          <table:table-cell table:style-name="ce16" office:value-type="string">
            <text:p>Onko transformaatiota?</text:p>
          </table:table-cell>
          <table:table-cell table:style-name="ce19" office:value-type="string">
            <text:p>Include. There are some before/after insights.</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5"/>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Hyl.</text:p>
          </table:table-cell>
          <table:table-cell table:style-name="ce16"/>
          <table:table-cell table:style-name="ce18"/>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5"/>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4"/>
        </table:table-row>
        <table:table-row table:style-name="ro8">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4"/>
        </table:table-row>
        <table:table-row table:style-name="ro7">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11"/>
        </table:table-row>
        <table:table-row table:style-name="ro7">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5"/>
        </table:table-row>
        <table:table-row table:style-name="ro7">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5"/>
        </table:table-row>
        <table:table-row table:style-name="ro8">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Hyl.</text:p>
          </table:table-cell>
          <table:table-cell table:style-name="ce16"/>
          <table:table-cell table:style-name="ce18"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5"/>
        </table:table-row>
        <table:table-row table:style-name="ro8">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Almost exclusively presenting the current model, only marginal discussion on any evolution of the model</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5"/>
        </table:table-row>
        <table:table-row table:style-name="ro9">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No further evidence of size than mentioning ”a small team”. OTOH description has some insight, and the company is larg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5"/>
        </table:table-row>
        <table:table-row table:style-name="ro8">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Only one seemingly small team's viewpoint. Focus on small improvements after actual transformat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5"/>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Hyl.</text:p>
          </table:table-cell>
          <table:table-cell table:style-name="ce16"/>
          <table:table-cell table:style-name="ce18"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5"/>
        </table:table-row>
        <table:table-row table:style-name="ro10">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It becomes clear that it is only one team (they went into a small conference room). The SoS and multiple POs are not presented as coordinated from an enterprise viewpoint.</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5"/>
        </table:table-row>
        <table:table-row table:style-name="ro11">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Hyl??</text:p>
          </table:table-cell>
          <table:table-cell table:style-name="ce16"/>
          <table:table-cell table:style-name="ce18"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5"/>
        </table:table-row>
        <table:table-row table:style-name="ro6">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5"/>
        </table:table-row>
        <table:table-row table:style-name="ro7">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5"/>
        </table:table-row>
        <table:table-row table:style-name="ro12">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X? (jos littyy muihin)</text:p>
          </table:table-cell>
          <table:table-cell table:style-name="ce16"/>
          <table:table-cell table:style-name="ce18"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7"/>
        </table:table-row>
        <table:table-row table:style-name="ro6">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5"/>
        </table:table-row>
        <table:table-row table:style-name="ro7">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6"/>
        </table:table-row>
        <table:table-row table:style-name="ro7">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5"/>
        </table:table-row>
        <table:table-row table:style-name="ro7">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table-cell table:style-name="ce18"/>
          <table:table-cell table:style-name="ce16"/>
          <table:table-cell table:number-columns-repeated="1015"/>
        </table:table-row>
        <table:table-row table:style-name="ro7">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table-cell table:style-name="ce18"/>
          <table:table-cell table:style-name="ce16"/>
          <table:table-cell table:number-columns-repeated="1015"/>
        </table:table-row>
        <table:table-row table:style-name="ro11">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5"/>
        </table:table-row>
        <table:table-row table:style-name="ro13">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5"/>
        </table:table-row>
        <table:table-row table:style-name="ro7">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5"/>
        </table:table-row>
        <table:table-row table:style-name="ro12">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5"/>
        </table:table-row>
        <table:table-row table:style-name="ro6">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Hyl?</text:p>
          </table:table-cell>
          <table:table-cell table:style-name="ce16"/>
          <table:table-cell table:style-name="ce18"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5"/>
        </table:table-row>
        <table:table-row table:style-name="ro7">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5"/>
        </table:table-row>
        <table:table-row table:style-name="ro12">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8" office:value-type="string">
            <text:p>X</text:p>
          </table:table-cell>
          <table:table-cell table:style-name="ce14" office:value-type="string">
            <text:p>Hyl?</text:p>
          </table:table-cell>
          <table:table-cell table:style-name="ce16"/>
          <table:table-cell table:style-name="ce18"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text:span><text:span text:style-name="T2">with over 50 </text:span><text:span text:style-name="T2">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4"/>
        </table:table-row>
        <table:table-row table:style-name="ro11">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table:table-cell table:style-name="ce18"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2" office:value-type="string">
            <text:p>-</text:p>
          </table:table-cell>
          <table:table-cell table:number-columns-repeated="3" office:value-type="string">
            <text:p>-</text:p>
          </table:table-cell>
          <table:table-cell table:number-columns-repeated="1005"/>
        </table:table-row>
        <table:table-row table:style-name="ro7">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5"/>
        </table:table-row>
        <table:table-row table:style-name="ro6">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5"/>
        </table:table-row>
        <table:table-row table:style-name="ro11">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6" office:value-type="string">
            <text:p>?</text:p>
          </table:table-cell>
          <table:table-cell table:style-name="ce13" office:value-type="string">
            <text:p>Hyl.?</text:p>
          </table:table-cell>
          <table:table-cell table:style-name="ce16"/>
          <table:table-cell table:style-name="ce20" office:value-type="string">
            <text:p>Exclude. The graphics present 4 teams. No hints on size whatsoever, so maybe it is small.</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5"/>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5"/>
        </table:table-row>
        <table:table-row table:style-name="ro7">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5"/>
        </table:table-row>
        <table:table-row table:style-name="ro7">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Hyl?</text:p>
          </table:table-cell>
          <table:table-cell table:style-name="ce16" office:value-type="string">
            <text:p>Check</text:p>
          </table:table-cell>
          <table:table-cell table:style-name="ce18" office:value-type="string">
            <text:p>X</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7"/>
        </table:table-row>
        <table:table-row table:style-name="ro12">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See pages 15-18. Seems like include.</text:p>
          </table:table-cell>
          <table:table-cell table:style-name="ce18" office:value-type="string">
            <text:p>X</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2"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3" office:value-type="string">
            <text:p>Large scale def.: [Fowler, 2002]</text:p>
          </table:table-cell>
          <table:table-cell table:number-columns-repeated="1004"/>
        </table:table-row>
        <table:table-row table:style-name="ro7">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office:value-type="string">
            <text:p>Exclude: One page introduction</text:p>
          </table:table-cell>
          <table:table-cell table:style-name="ce18"/>
          <table:table-cell table:style-name="ce16"/>
          <table:table-cell office:value-type="string">
            <text:p>Seems to be a conference talk</text:p>
          </table:table-cell>
          <table:table-cell/>
          <table:table-cell office:value-type="string">
            <text:p>Seems to be a conference talk</text:p>
          </table:table-cell>
          <table:table-cell table:number-columns-repeated="1012"/>
        </table:table-row>
        <table:table-row table:style-name="ro7">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8"/>
        </table:table-row>
        <table:table-row table:style-name="ro6">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Transformation is very briefly mentioned in section 3. So little transformation → Exclude.</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4"/>
        </table:table-row>
        <table:table-row table:style-name="ro7">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5"/>
        </table:table-row>
        <table:table-row table:style-name="ro13">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ce16" office:value-type="string">
            <text:p>Case is seemingly not large, only three teams used as an example. The organization does not transform, but the case rather tells of a number of consultatnts that fail their job.</text:p>
          </table:table-cell>
          <table:table-cell table:style-name="ce18" office:value-type="string">
            <text:p>Exclude</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6"/>
        </table:table-row>
        <table:table-row table:style-name="ro7">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ce16" office:value-type="string">
            <text:p>Exclude: Student project</text:p>
          </table:table-cell>
          <table:table-cell table:style-name="ce18"/>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5"/>
        </table:table-row>
        <table:table-row table:style-name="ro6">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office:value-type="string">
            <text:p>One sentence on transformation. Focus on measuring process with CMMi – no transformation.</text:p>
          </table:table-cell>
          <table:table-cell table:style-name="ce18" office:value-type="string">
            <text:p>Exclude</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5"/>
        </table:table-row>
        <table:table-row table:style-name="ro6">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office:value-type="string">
            <text:p>”We” refers to 10 person team. Rest of organization uses varying SDMs, only interfacing Agile.</text:p>
          </table:table-cell>
          <table:table-cell table:style-name="ce18" office:value-type="string">
            <text:p>Exclud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5"/>
        </table:table-row>
        <table:table-row table:style-name="ro7">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5"/>
        </table:table-row>
        <table:table-row table:style-name="ro7">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8"/>
        </table:table-row>
        <table:table-row table:style-name="ro7">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office:value-type="string">
            <text:p>Exclude: No clues on size</text:p>
          </table:table-cell>
          <table:table-cell table:style-name="ce18"/>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office:value-type="string">
            <text:p>Exclude: No transformation</text:p>
          </table:table-cell>
          <table:table-cell table:style-name="ce18"/>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5"/>
        </table:table-row>
        <table:table-row table:style-name="ro12">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office:value-type="string">
            <text:p>Small, as there are 4 teams / 25 developers. Organization grows to 5 teams, but the actual transform affected less teams.</text:p>
          </table:table-cell>
          <table:table-cell table:style-name="ce18" office:value-type="string">
            <text:p>Exclude → Maybe take a look?</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5"/>
        </table:table-row>
        <table:table-row table:style-name="ro7">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10"/>
        </table:table-row>
        <table:table-row table:style-name="ro7">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4"/>
        </table:table-row>
        <table:table-row table:style-name="ro7">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Check: See 2 above</text:p>
          </table:table-cell>
          <table:table-cell table:style-name="ce18" office:value-type="string">
            <text:p>X</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5"/>
        </table:table-row>
        <table:table-row table:style-name="ro7">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4"/>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6"/>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1"/>
          <table:table-cell table:style-name="ce16" office:value-type="string">
            <text:p>Check: One team?</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5"/>
        </table:table-row>
        <table:table-row table:style-name="ro7">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5"/>
        </table:table-row>
        <table:table-row table:style-name="ro3">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6"/>
        </table:table-row>
        <table:table-row table:style-name="ro7">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4"/>
        </table:table-row>
        <table:table-row table:style-name="ro7">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8"/>
        </table:table-row>
        <table:table-row table:style-name="ro7">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office:value-type="string">
            <text:p>X</text:p>
          </table:table-cell>
          <table:table-cell table:style-name="ce11"/>
          <table:table-cell table:style-name="ce16" office:value-type="string">
            <text:p>Check: Size? (Include)</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5"/>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Check: Score 1</text:p>
          </table:table-cell>
          <table:table-cell table:style-name="ce18" office:value-type="string">
            <text:p>X</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5"/>
        </table:table-row>
        <table:table-row table:style-name="ro3">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Check: Overlap with previous study</text:p>
          </table:table-cell>
          <table:table-cell table:style-name="ce18" office:value-type="string">
            <text:p>X</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4"/>
        </table:table-row>
        <table:table-row table:style-name="ro7">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5"/>
        </table:table-row>
        <table:table-row table:style-name="ro5">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office:value-type="string">
            <text:p>X</text:p>
          </table:table-cell>
          <table:table-cell table:style-name="ce11"/>
          <table:table-cell table:style-name="ce16" office:value-type="string">
            <text:p>Check: Already adopted, scaling up discussed</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Check: See previous</text:p>
          </table:table-cell>
          <table:table-cell table:style-name="ce18" office:value-type="string">
            <text:p>X</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5"/>
        </table:table-row>
        <table:table-row table:style-name="ro3">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5"/>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5"/>
        </table:table-row>
        <table:table-row table:style-name="ro3">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5"/>
        </table:table-row>
        <table:table-row table:style-name="ro14">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text:span><text:span text:style-name="T4">definition</text:span><text:span text:style-name="T5">.</text:span></text:p>
          </table:table-cell>
          <table:table-cell table:number-columns-repeated="1004"/>
        </table:table-row>
        <table:table-row table:style-name="ro7">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4" office:value-type="string">
            <text:p>Definition on large scale</text:p>
          </table:table-cell>
          <table:table-cell table:number-columns-repeated="1004"/>
        </table:table-row>
        <table:table-row table:style-name="ro7">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4"/>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4"/>
        </table:table-row>
        <table:table-row table:style-name="ro7">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5"/>
        </table:table-row>
        <table:table-row table:style-name="ro7">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4"/>
        </table:table-row>
        <table:table-row table:style-name="ro7">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office:value-type="string">
            <text:p>Exclude: See size in next</text:p>
          </table:table-cell>
          <table:table-cell table:style-name="ce18"/>
          <table:table-cell table:style-name="ce16"/>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5"/>
        </table:table-row>
        <table:table-row table:style-name="ro7">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4"/>
        </table:table-row>
        <table:table-row table:style-name="ro7">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4"/>
        </table:table-row>
        <table:table-row table:style-name="ro7">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5"/>
        </table:table-row>
        <table:table-row table:style-name="ro7">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Check: Is this a transformation?</text:p>
          </table:table-cell>
          <table:table-cell table:style-name="ce18" office:value-type="string">
            <text:p>X</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5"/>
        </table:table-row>
        <table:table-row table:style-name="ro3">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5"/>
        </table:table-row>
        <table:table-row table:style-name="ro7">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4"/>
        </table:table-row>
        <table:table-row table:style-name="ro7">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5"/>
        </table:table-row>
        <table:table-row table:style-name="ro7">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5"/>
        </table:table-row>
        <table:table-row table:style-name="ro7">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4"/>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4"/>
        </table:table-row>
        <table:table-row table:style-name="ro7">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4" office:value-type="string">
            <text:p>Agile adoption research in general</text:p>
          </table:table-cell>
          <table:table-cell table:number-columns-repeated="1004"/>
        </table:table-row>
        <table:table-row table:style-name="ro7">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5"/>
        </table:table-row>
        <table:table-row table:style-name="ro7">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1"/>
          <table:table-cell table:style-name="ce16" office:value-type="string">
            <text:p>Check: Size? (Include)</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5"/>
        </table:table-row>
        <table:table-row table:style-name="ro7">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5"/>
        </table:table-row>
        <table:table-row table:style-name="ro7">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6"/>
        </table:table-row>
        <table:table-row table:style-name="ro7">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4"/>
        </table:table-row>
        <table:table-row table:style-name="ro7">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4"/>
        </table:table-row>
        <table:table-row table:style-name="ro7">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5"/>
        </table:table-row>
        <table:table-row table:style-name="ro7">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Duplicate of Schnitter 2011</text:p>
          </table:table-cell>
          <table:table-cell table:number-columns-repeated="1014"/>
        </table:table-row>
        <table:table-row table:style-name="ro7">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5"/>
        </table:table-row>
        <table:table-row table:style-name="ro7">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Check: Only pilot team?</text:p>
          </table:table-cell>
          <table:table-cell table:style-name="ce18" office:value-type="string">
            <text:p>X</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5"/>
        </table:table-row>
        <table:table-row table:style-name="ro7">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6"/>
        </table:table-row>
        <table:table-row table:style-name="ro7">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5"/>
        </table:table-row>
        <table:table-row table:style-name="ro5">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office:value-type="string">
            <text:p>Check: transformation for C2</text:p>
          </table:table-cell>
          <table:table-cell table:style-name="ce18" office:value-type="string">
            <text:p>X</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4"/>
        </table:table-row>
        <table:table-row table:style-name="ro7">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4"/>
        </table:table-row>
        <table:table-row table:style-name="ro7">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Check: No organization?</text:p>
          </table:table-cell>
          <table:table-cell table:style-name="ce18" office:value-type="string">
            <text:p>X</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5"/>
        </table:table-row>
        <table:table-row table:style-name="ro7">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5"/>
        </table:table-row>
        <table:table-row table:style-name="ro7">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Check: Size and transform</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5"/>
        </table:table-row>
        <table:table-row table:style-name="ro3">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Check: Combine with above?</text:p>
          </table:table-cell>
          <table:table-cell table:style-name="ce18" office:value-type="string">
            <text:p>X</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8"/>
        </table:table-row>
        <table:table-row table:style-name="ro7">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5"/>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5"/>
        </table:table-row>
        <table:table-row table:style-name="ro7">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5"/>
        </table:table-row>
        <table:table-row table:style-name="ro3">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6"/>
        </table:table-row>
        <table:table-row table:style-name="ro3">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Check: Is agile adopted?</text:p>
          </table:table-cell>
          <table:table-cell table:style-name="ce18" office:value-type="string">
            <text:p>X</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5"/>
        </table:table-row>
        <table:table-row table:style-name="ro7">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5"/>
        </table:table-row>
        <table:table-row table:style-name="ro7">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5"/>
        </table:table-row>
        <table:table-row table:style-name="ro7">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5"/>
        </table:table-row>
        <table:table-row table:style-name="ro7">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5"/>
        </table:table-row>
        <table:table-row table:style-name="ro7">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5"/>
        </table:table-row>
        <table:table-row table:style-name="ro7">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5"/>
        </table:table-row>
        <table:table-row table:style-name="ro8">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4"/>
        </table:table-row>
        <table:table-row table:style-name="ro7">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5"/>
        </table:table-row>
        <table:table-row table:style-name="ro3">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5"/>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4"/>
        </table:table-row>
        <table:table-row table:style-name="ro7">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5"/>
        </table:table-row>
        <table:table-row table:style-name="ro7">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4"/>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6"/>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4"/>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5"/>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5"/>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4"/>
        </table:table-row>
        <table:table-row table:style-name="ro7">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5"/>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5"/>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6"/>
        </table:table-row>
        <table:table-row table:style-name="ro15" table:number-rows-repeated="1048404">
          <table:table-cell table:number-columns-repeated="1024"/>
        </table:table-row>
        <table:table-row table:style-name="ro15">
          <table:table-cell table:number-columns-repeated="1024"/>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5">
          <table:table-cell table:number-columns-repeated="5"/>
          <table:table-cell table:style-name="ce2"/>
          <table:table-cell table:number-columns-repeated="1018"/>
        </table:table-row>
        <table:table-row table:style-name="ro15" table:number-rows-repeated="2">
          <table:table-cell table:number-columns-repeated="1024"/>
        </table:table-row>
        <table:table-row table:style-name="ro15">
          <table:table-cell table:style-name="ce25"/>
          <table:table-cell table:style-name="ce25" office:value-type="string">
            <text:p>Marking</text:p>
          </table:table-cell>
          <table:table-cell table:style-name="ce25" office:value-type="string">
            <text:p>Number of articles</text:p>
          </table:table-cell>
          <table:table-cell table:style-name="ce25" table:number-columns-repeated="2"/>
          <table:table-cell table:style-name="ce2"/>
          <table:table-cell table:style-name="ce25" table:number-columns-repeated="1018"/>
        </table:table-row>
        <table:table-row table:style-name="ro15">
          <table:table-cell/>
          <table:table-cell office:value-type="string">
            <text:p>X</text:p>
          </table:table-cell>
          <table:table-cell table:formula="of:=COUNTIF([Sheet1.E2:.E200];&quot;=X&quot;)" office:value-type="float" office:value="33">
            <text:p>33</text:p>
          </table:table-cell>
          <table:table-cell table:number-columns-repeated="2"/>
          <table:table-cell table:style-name="ce2"/>
          <table:table-cell table:number-columns-repeated="1018"/>
        </table:table-row>
        <table:table-row table:style-name="ro15">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5">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5" table:number-rows-repeated="40">
          <table:table-cell table:number-columns-repeated="1024"/>
        </table:table-row>
        <table:table-row table:style-name="ro15" table:number-rows-repeated="5">
          <table:table-cell table:number-columns-repeated="5"/>
          <table:table-cell table:style-name="ce2"/>
          <table:table-cell table:number-columns-repeated="1018"/>
        </table:table-row>
        <table:table-row table:style-name="ro15" table:number-rows-repeated="24">
          <table:table-cell table:number-columns-repeated="1024"/>
        </table:table-row>
        <table:table-row table:style-name="ro15" table:number-rows-repeated="60">
          <table:table-cell table:number-columns-repeated="5"/>
          <table:table-cell table:style-name="Default"/>
          <table:table-cell table:number-columns-repeated="1018"/>
        </table:table-row>
        <table:table-row table:style-name="ro15" table:number-rows-repeated="1048439">
          <table:table-cell table:number-columns-repeated="1024"/>
        </table:table-row>
        <table:table-row table:style-name="ro15">
          <table:table-cell table:number-columns-repeated="1024"/>
        </table:table-row>
      </table:table>
      <table:database-ranges>
        <table:database-range table:name="__Anonymous_Sheet_DB__0" table:target-range-address="Sheet1.B1:Sheet1.S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31.10.2013</text:date>, <text:time>18:03:5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0-31T18:03:52.24</dc:date>
    <meta:editing-duration>P8DT12H8M24S</meta:editing-duration>
    <meta:editing-cycles>992</meta:editing-cycles>
    <meta:printed-by>Kim Dikert</meta:printed-by>
    <meta:print-date>2013-05-15T00:23:21</meta:print-date>
    <meta:document-statistic meta:table-count="2" meta:cell-count="2644" meta:object-count="0"/>
  </office:meta>
</office:document-meta>
</file>